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style="italic" style:text-underline-style="none" fo:font-weight="normal" officeooo:rsid="001f54b9" officeooo:paragraph-rsid="001f54b9" style:font-size-asian="16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solid" style:text-underline-width="auto" style:text-underline-color="font-color" fo:font-weight="bold" officeooo:rsid="001f54b9" officeooo:paragraph-rsid="001f54b9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1f54b9" officeooo:paragraph-rsid="001f54b9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334d13" officeooo:paragraph-rsid="00334d13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35051c" officeooo:paragraph-rsid="0035051c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35051c" officeooo:paragraph-rsid="0035051c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350b41" officeooo:paragraph-rsid="00350b41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350b41" officeooo:paragraph-rsid="00350b41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334d13" officeooo:paragraph-rsid="00334d13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2" style:family="text">
      <style:text-properties fo:font-size="13pt" fo:font-style="normal" officeooo:rsid="00316e89" style:font-size-asian="11.3500003814697pt" style:font-style-asian="normal" style:font-size-complex="13pt" style:font-style-complex="normal"/>
    </style:style>
    <style:style style:name="T3" style:family="text">
      <style:text-properties fo:font-size="13pt" fo:font-style="normal" officeooo:rsid="003291d8" style:font-size-asian="11.3500003814697pt" style:font-style-asian="normal" style:font-size-complex="13pt" style:font-style-complex="normal"/>
    </style:style>
    <style:style style:name="T4" style:family="text">
      <style:text-properties fo:font-size="13pt" fo:font-style="normal" officeooo:rsid="003475c6" style:font-size-asian="11.3500003814697pt" style:font-style-asian="normal" style:font-size-complex="13pt" style:font-style-complex="normal"/>
    </style:style>
    <style:style style:name="T5" style:family="text">
      <style:text-properties fo:font-size="13pt" fo:font-style="normal" officeooo:rsid="0034776d" style:font-size-asian="11.3500003814697pt" style:font-style-asian="normal" style:font-size-complex="13pt" style:font-style-complex="normal"/>
    </style:style>
    <style:style style:name="T6" style:family="text">
      <style:text-properties fo:font-size="13pt" fo:font-style="normal" officeooo:rsid="0035051c" style:font-size-asian="11.3500003814697pt" style:font-style-asian="normal" style:font-size-complex="13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 de cadrage</text:p>
      <text:p text:style-name="P1">Julien Daval, Omid Ghorreshi</text:p>
      <text:p text:style-name="P1"/>
      <text:p text:style-name="P3"><text:tab/><text:span text:style-name="T2">L'objectif de ce projet de spécialité est le développement d'une interface graphique permettant à un artiste ou à un infographiste de créer simplement et efficacement le maillage d'une forme 3D, à partir de sphères et de liens entre ces sphères. </text:span><text:span text:style-name="T3">Ce projet, en plus d'avoir une application dans l'industrie (cela facilite le travail des artistes), a une thématique recherche: en effet, un des objectifs est d'apprendre à réfléchir et à aller plus loin que ce que les articles scientifiques peuvent nous renseigner.</text:span></text:p>
      <text:p text:style-name="P3"/>
      <text:p text:style-name="P3"/>
      <text:p text:style-name="P3"/>
      <text:p text:style-name="P9"><text:span text:style-name="T3">L</text:span><text:span text:style-name="T1">iste des tâches</text:span></text:p>
      <text:p text:style-name="P4"><text:span text:style-name="T1"><text:tab/></text:span><text:span text:style-name="T4">Puisque notre projet consiste à développer une interface graphique ainsi qu'un algorithme tiré d'un article scientifique, il est important de bien extraire les tâches. Cela nous permet d'une part de voir si on a bien compris l'algorithme et d'autre part de bien réfléchir aux fonctionnalités que notre programme devra </text:span><text:span text:style-name="T5">proposer</text:span><text:span text:style-name="T4">. </text:span><text:span text:style-name="T5">C'est une étape importante sur laquelle nous nous sommes consacrés dès le départ, pour ne pas perdre de temps par la suite.</text:span></text:p>
      <text:p text:style-name="P4"/>
      <text:p text:style-name="P4"><text:span text:style-name="T6">Les différentes étapes de l'algorithme que nous avons extraites sont les suivantes:</text:span></text:p>
      <text:list xml:id="list8850291684413982240" text:style-name="L1">
        <text:list-item>
          <text:p text:style-name="P5"><text:span text:style-name="T1">Création de sphères intermédiaires entre les sphères clés;</text:span></text:p>
        </text:list-item>
        <text:list-item>
          <text:p text:style-name="P5"><text:span text:style-name="T1">Génération d'un premier maillage grossier;</text:span></text:p>
        </text:list-item>
        <text:list-item>
          <text:p text:style-name="P5"><text:span text:style-name="T1">Subdivision et affinement du premier maillage;</text:span></text:p>
        </text:list-item>
        <text:list-item>
          <text:p text:style-name="P5"><text:span text:style-name="T1">Recherche de solutions permettant de répondre aux limitations de l'algorithme</text:span></text:p>
        </text:list-item>
      </text:list>
      <text:p text:style-name="P6"/>
      <text:p text:style-name="P7"><text:span text:style-name="T1">L'interface graphique quant à elle devra proposer les fonctionnalités suivantes:</text:span></text:p>
      <text:list xml:id="list4230460247125573237" text:style-name="L2">
        <text:list-item>
          <text:p text:style-name="P8"><text:span text:style-name="T1">Chargement d'un squelette (au format .txt);</text:span></text:p>
        </text:list-item>
        <text:list-item>
          <text:p text:style-name="P8"><text:span text:style-name="T1">Affichage du squelette de base;</text:span></text:p>
        </text:list-item>
        <text:list-item>
          <text:p text:style-name="P8"><text:span text:style-name="T1">Possibilité d'afficher ou non les sphères intermédiaires;</text:span></text:p>
        </text:list-item>
        <text:list-item>
          <text:p text:style-name="P8"><text:span text:style-name="T1">Possibilité d'afficher le maillage à chaque étape de l'algorithme;</text:span></text:p>
        </text:list-item>
        <text:list-item>
          <text:p text:style-name="P8"><text:span text:style-name="T1">Sauvegarde du maillage résultant (au format .obj);</text:span></text:p>
        </text:list-item>
        <text:list-item>
          <text:p text:style-name="P8"><text:span text:style-name="T1">Création du squelette en temps réel par l'utilisateur (en option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5:20:25.327487466</meta:creation-date>
    <meta:generator>LibreOffice/4.3.3.2$Linux_X86_64 LibreOffice_project/430m0$Build-2</meta:generator>
    <dc:date>2015-05-25T22:32:26.287979552</dc:date>
    <meta:editing-duration>PT1H30M14S</meta:editing-duration>
    <meta:editing-cycles>22</meta:editing-cycles>
    <meta:document-statistic meta:table-count="0" meta:image-count="0" meta:object-count="0" meta:page-count="1" meta:paragraph-count="17" meta:word-count="269" meta:character-count="1738" meta:non-whitespace-character-count="1494"/>
  </office:meta>
</office:document-meta>
</file>